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1-07-14T11:37:13.888318801</dc:date>
    <meta:editing-duration>PT42M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138" meta:character-count="804" meta:non-whitespace-character-count="686"/>
  </office:meta>
</office:document-meta>
</file>